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7" calcext:value-type="float">
            <text:p>298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0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4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7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7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7:43:58.882911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02T17:47:41.437926619</dc:date>
    <meta:editing-duration>PT3H9M17S</meta:editing-duration>
    <meta:editing-cycles>31</meta:editing-cycles>
    <meta:document-statistic meta:table-count="1" meta:cell-count="9734" meta:object-count="0"/>
  </office:meta>
</office:document-meta>
</file>